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8.82mm"/>
    </style:style>
    <style:style style:name="co9" style:family="table-column">
      <style:table-column-properties fo:break-before="auto" style:column-width="15.68mm"/>
    </style:style>
    <style:style style:name="co10" style:family="table-column">
      <style:table-column-properties fo:break-before="auto" style:column-width="10.78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2.89mm"/>
    </style:style>
    <style:style style:name="ro1" style:family="table-row">
      <style:table-row-properties style:row-height="4.11mm" fo:break-before="auto" style:use-optimal-row-height="true"/>
    </style:style>
    <style:style style:name="ro2" style:family="table-row">
      <style:table-row-properties style:row-height="4.48mm" fo:break-before="auto" style:use-optimal-row-height="true"/>
    </style:style>
    <style:style style:name="ro3" style:family="table-row">
      <style:table-row-properties style:row-height="4.3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37"/>
    <style:style style:name="ce32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/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1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2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2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2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2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2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2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2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2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2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2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2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2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2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2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2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2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2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2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2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2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2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2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2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2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299999999999" calcext:value-type="float">
            <text:p>-20.43</text:p>
          </table:table-cell>
          <table:table-cell table:formula="of:=SUM([.H$3:.H834])/SUM([.E$3:.E834])" office:value-type="percentage" office:value="-0.00764595808383231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299999999999" calcext:value-type="float">
            <text:p>-20.43</text:p>
          </table:table-cell>
          <table:table-cell table:formula="of:=SUM([.H$3:.H835])/SUM([.E$3:.E835])" office:value-type="percentage" office:value="-0.00764309764309762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299999999999" calcext:value-type="float">
            <text:p>-18.03</text:p>
          </table:table-cell>
          <table:table-cell table:formula="of:=SUM([.H$3:.H836])/SUM([.E$3:.E836])" office:value-type="percentage" office:value="-0.00673012318029113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099999999999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099999999999" calcext:value-type="float">
            <text:p>-25.51</text:p>
          </table:table-cell>
          <table:table-cell table:formula="of:=SUM([.H$3:.H839])/SUM([.E$3:.E839])" office:value-type="percentage" office:value="-0.00946567717996287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099999999999" calcext:value-type="float">
            <text:p>-26.51</text:p>
          </table:table-cell>
          <table:table-cell table:formula="of:=SUM([.H$3:.H840])/SUM([.E$3:.E840])" office:value-type="percentage" office:value="-0.00983308605341244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099999999999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1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399999999999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399999999999" calcext:value-type="float">
            <text:p>-20.64</text:p>
          </table:table-cell>
          <table:table-cell table:formula="of:=SUM([.H$3:.H846])/SUM([.E$3:.E846])" office:value-type="percentage" office:value="-0.00759102611254135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1009"/>
        </table:table-row>
        <table:table-row table:style-name="ro3" table:number-rows-repeated="10476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5" table:default-cell-style-name="ce33"/>
        <table:table-column table:style-name="co5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ce29"/>
        <table:table-column table:style-name="co8" table:default-cell-style-name="ce29"/>
        <table:table-column table:style-name="co9" table:default-cell-style-name="ce33"/>
        <table:table-column table:style-name="co5" table:default-cell-style-name="ce33"/>
        <table:table-column table:style-name="co9" table:default-cell-style-name="ce29"/>
        <table:table-column table:style-name="co5" table:default-cell-style-name="ce29"/>
        <table:table-column table:style-name="co10" table:default-cell-style-name="ce10"/>
        <table:table-column table:style-name="co5" table:number-columns-repeated="100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no bets</text:p>
          </table:table-cell>
          <table:table-cell table:style-name="ce30" office:value-type="string" calcext:value-type="string">
            <text:p>wager</text:p>
          </table:table-cell>
          <table:table-cell table:style-name="ce30" office:value-type="string" calcext:value-type="string">
            <text:p>wins</text:p>
          </table:table-cell>
          <table:table-cell table:style-name="ce32" office:value-type="string" calcext:value-type="string">
            <text:p>losses</text:p>
          </table:table-cell>
          <table:table-cell table:style-name="ce30" office:value-type="string" calcext:value-type="string">
            <text:p>net</text:p>
          </table:table-cell>
          <table:table-cell table:style-name="ce30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2" office:value-type="string" calcext:value-type="string">
            <text:p>avg bet</text:p>
          </table:table-cell>
          <table:table-cell table:style-name="ce32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0" office:value-type="string" calcext:value-type="string">
            <text:p>multi</text:p>
          </table:table-cell>
          <table:table-cell table:style-name="ce30" table:number-columns-repeated="1009"/>
        </table:table-row>
        <table:table-row table:style-name="ro1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1">
          <table:table-cell table:style-name="ce31" office:value-type="date" office:date-value="2019-07-24" calcext:value-type="date">
            <text:p>24/07/19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style-name="ce6"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5" calcext:value-type="date">
            <text:p>25/07/19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style-name="ce6"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6" calcext:value-type="date">
            <text:p>26/07/19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style-name="ce6"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8" calcext:value-type="date">
            <text:p>28/07/19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style-name="ce6"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30" calcext:value-type="date">
            <text:p>30/07/19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style-name="ce6" table:formula="of:=[.D7]+[.E7]" office:value-type="float" office:value="2.16999999999999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31" calcext:value-type="date">
            <text:p>31/07/19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style-name="ce6"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1" calcext:value-type="date">
            <text:p>01/08/19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style-name="ce6"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2" calcext:value-type="date">
            <text:p>02/08/19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style-name="ce6"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3" calcext:value-type="date">
            <text:p>03/08/19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style-name="ce6"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5" calcext:value-type="date">
            <text:p>05/08/19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style-name="ce6"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6" calcext:value-type="date">
            <text:p>06/08/19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style-name="ce6"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7" calcext:value-type="date">
            <text:p>07/08/19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style-name="ce6"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8" calcext:value-type="date">
            <text:p>08/08/19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style-name="ce6"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9" calcext:value-type="date">
            <text:p>09/08/1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style-name="ce6"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1" calcext:value-type="date">
            <text:p>11/08/19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style-name="ce6"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3" calcext:value-type="date">
            <text:p>13/08/19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style-name="ce6"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5" calcext:value-type="date">
            <text:p>15/08/19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style-name="ce6"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6" calcext:value-type="date">
            <text:p>16/08/19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style-name="ce6"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7" calcext:value-type="date">
            <text:p>17/08/19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style-name="ce6" table:formula="of:=[.D21]+[.E21]" office:value-type="float" office:value="0.199999999999999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8" calcext:value-type="date">
            <text:p>18/08/19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style-name="ce6"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9" calcext:value-type="date">
            <text:p>19/08/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style-name="ce6"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0" calcext:value-type="date">
            <text:p>20/08/19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style-name="ce6" table:formula="of:=[.D24]+[.E24]" office:value-type="float" office:value="0.720000000000001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1" calcext:value-type="date">
            <text:p>21/08/19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style-name="ce6"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2" calcext:value-type="date">
            <text:p>22/08/19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style-name="ce6"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3" calcext:value-type="date">
            <text:p>23/08/19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style-name="ce6"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6" calcext:value-type="date">
            <text:p>26/08/19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style-name="ce6"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7" calcext:value-type="date">
            <text:p>27/08/19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style-name="ce6"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9" calcext:value-type="date">
            <text:p>29/08/1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style-name="ce6"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30" calcext:value-type="date">
            <text:p>30/08/19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style-name="ce6"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2" calcext:value-type="date">
            <text:p>02/09/19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style-name="ce6"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3" calcext:value-type="date">
            <text:p>03/09/19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style-name="ce6"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5" calcext:value-type="date">
            <text:p>05/09/19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style-name="ce6"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6" calcext:value-type="date">
            <text:p>06/09/19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style-name="ce6"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6" calcext:value-type="date">
            <text:p>16/09/19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style-name="ce6"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7" calcext:value-type="date">
            <text:p>17/09/19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style-name="ce6"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8" calcext:value-type="date">
            <text:p>18/09/19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style-name="ce6" table:formula="of:=[.D38]+[.E38]" office:value-type="float" office:value="0.0499999999999989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9" calcext:value-type="date">
            <text:p>19/09/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style-name="ce6"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0" calcext:value-type="date">
            <text:p>20/09/19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style-name="ce6"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1" calcext:value-type="date">
            <text:p>21/09/19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style-name="ce6"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2" calcext:value-type="date">
            <text:p>22/09/19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style-name="ce6"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3" calcext:value-type="date">
            <text:p>23/09/19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style-name="ce6"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4" calcext:value-type="date">
            <text:p>24/09/19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style-name="ce6"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5" calcext:value-type="date">
            <text:p>25/09/19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style-name="ce6"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6" calcext:value-type="date">
            <text:p>26/09/19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style-name="ce6"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7" calcext:value-type="date">
            <text:p>27/09/19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style-name="ce6"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9" calcext:value-type="date">
            <text:p>29/09/1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style-name="ce6"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30" calcext:value-type="date">
            <text:p>30/09/19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style-name="ce6"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1" calcext:value-type="date">
            <text:p>01/10/19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style-name="ce6"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2" calcext:value-type="date">
            <text:p>02/10/19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style-name="ce6"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3" calcext:value-type="date">
            <text:p>03/10/19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style-name="ce6"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4" calcext:value-type="date">
            <text:p>04/10/19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style-name="ce6"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5" calcext:value-type="date">
            <text:p>05/10/19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style-name="ce6"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6" calcext:value-type="date">
            <text:p>06/10/19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style-name="ce6"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7" calcext:value-type="date">
            <text:p>07/10/19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style-name="ce6"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8" calcext:value-type="date">
            <text:p>08/10/19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style-name="ce6"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9" calcext:value-type="date">
            <text:p>09/10/1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style-name="ce6"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0" calcext:value-type="date">
            <text:p>10/10/19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style-name="ce6"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1" calcext:value-type="date">
            <text:p>11/10/19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style-name="ce6"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2" calcext:value-type="date">
            <text:p>12/10/19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style-name="ce6"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3" calcext:value-type="date">
            <text:p>13/10/19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style-name="ce6"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4" calcext:value-type="date">
            <text:p>14/10/19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style-name="ce6"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5" calcext:value-type="date">
            <text:p>15/10/19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style-name="ce6"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6" calcext:value-type="date">
            <text:p>16/10/19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style-name="ce6"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7" calcext:value-type="date">
            <text:p>17/10/19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style-name="ce6"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8" calcext:value-type="date">
            <text:p>18/10/19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style-name="ce6"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9" calcext:value-type="date">
            <text:p>19/10/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style-name="ce6"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0" calcext:value-type="date">
            <text:p>20/10/19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style-name="ce6"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1" calcext:value-type="date">
            <text:p>21/10/19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style-name="ce6"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2" calcext:value-type="date">
            <text:p>22/10/19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style-name="ce6"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3" calcext:value-type="date">
            <text:p>23/10/19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style-name="ce6"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4" calcext:value-type="date">
            <text:p>24/10/19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style-name="ce6"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5" calcext:value-type="date">
            <text:p>25/10/19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style-name="ce6"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6" calcext:value-type="date">
            <text:p>26/10/19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style-name="ce6"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7" calcext:value-type="date">
            <text:p>27/10/19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style-name="ce6"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8" calcext:value-type="date">
            <text:p>28/10/19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style-name="ce6"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9" calcext:value-type="date">
            <text:p>29/10/1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style-name="ce6"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30" calcext:value-type="date">
            <text:p>30/10/19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style-name="ce6"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31" calcext:value-type="date">
            <text:p>31/10/19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style-name="ce6"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1" calcext:value-type="date">
            <text:p>01/11/19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style-name="ce6"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2" calcext:value-type="date">
            <text:p>02/11/19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style-name="ce6"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3" calcext:value-type="date">
            <text:p>03/11/19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style-name="ce6"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3" calcext:value-type="date">
            <text:p>03/01/20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style-name="ce6"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4" calcext:value-type="date">
            <text:p>04/01/20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style-name="ce6"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31" office:value-type="date" office:date-value="2020-01-05" calcext:value-type="date">
            <text:p>05/01/20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style-name="ce6"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31" office:value-type="date" office:date-value="2020-01-06" calcext:value-type="date">
            <text:p>06/01/20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style-name="ce6"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31" office:value-type="date" office:date-value="2020-01-07" calcext:value-type="date">
            <text:p>07/01/20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style-name="ce6"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31" office:value-type="date" office:date-value="2020-01-08" calcext:value-type="date">
            <text:p>08/01/20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6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style-name="ce6" table:formula="of:=[.D89]+[.E89]" office:value-type="float" office:value="-12.51" calcext:value-type="float">
            <text:p>-12.51</text:p>
          </table:table-cell>
          <table:table-cell table:style-name="ce29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daily.O108" table:end-x="3.72mm" table:end-y="2.14mm" draw:z-index="0" draw:name="Chart 1" draw:style-name="gr1" draw:text-style-name="P1" svg:width="220.99mm" svg:height="68.28mm" svg:x="6.39mm" svg:y="3.73mm">
              <loext:p draw:notify-on-update-of-ranges="daily.A3:daily.A90 daily.L2:daily.L2 daily.L3:daily.L9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1" table:default-cell-style-name="ce34"/>
        <table:table-column table:style-name="co12" table:number-columns-repeated="2" table:default-cell-style-name="ce34"/>
        <table:table-column table:style-name="co12" table:default-cell-style-name="ce37"/>
        <table:table-column table:style-name="co13" table:default-cell-style-name="ce37"/>
        <table:table-column table:style-name="co14" table:default-cell-style-name="ce40"/>
        <table:table-column table:style-name="co13" table:number-columns-repeated="15" table:default-cell-style-name="ce40"/>
        <table:table-column table:style-name="co13" table:number-columns-repeated="3" table:default-cell-style-name="ce42"/>
        <table:table-column table:style-name="co5" table:number-columns-repeated="2" table:default-cell-style-name="ce47"/>
        <table:table-column table:style-name="co5" table:number-columns-repeated="998" table:default-cell-style-name="ce10"/>
        <table:table-row table:style-name="ro4">
          <table:table-cell table:style-name="ce30" office:value-type="string" calcext:value-type="string">
            <text:p>month</text:p>
          </table:table-cell>
          <table:table-cell table:style-name="ce30" office:value-type="string" calcext:value-type="string">
            <text:p>bets</text:p>
          </table:table-cell>
          <table:table-cell table:style-name="ce30" office:value-type="string" calcext:value-type="string">
            <text:p>wagered</text:p>
          </table:table-cell>
          <table:table-cell table:style-name="ce36" office:value-type="string" calcext:value-type="string">
            <text:p>net</text:p>
          </table:table-cell>
          <table:table-cell table:style-name="ce36" office:value-type="string" calcext:value-type="string">
            <text:p>roi</text:p>
          </table:table-cell>
          <table:table-cell table:style-name="ce39"/>
          <table:table-cell table:number-columns-repeated="2" table:style-name="ce39" office:value-type="string" calcext:value-type="string">
            <text:p>2020-11</text:p>
          </table:table-cell>
          <table:table-cell table:style-name="ce39" office:value-type="string" calcext:value-type="string">
            <text:p>2020-10</text:p>
          </table:table-cell>
          <table:table-cell table:style-name="ce39" office:value-type="string" calcext:value-type="string">
            <text:p>2020-09</text:p>
          </table:table-cell>
          <table:table-cell table:style-name="ce39" office:value-type="string" calcext:value-type="string">
            <text:p>2020-08</text:p>
          </table:table-cell>
          <table:table-cell table:style-name="ce39" office:value-type="string" calcext:value-type="string">
            <text:p>2020-07</text:p>
          </table:table-cell>
          <table:table-cell table:style-name="ce39" office:value-type="string" calcext:value-type="string">
            <text:p>2020-06</text:p>
          </table:table-cell>
          <table:table-cell table:style-name="ce39" office:value-type="string" calcext:value-type="string">
            <text:p>2020-05</text:p>
          </table:table-cell>
          <table:table-cell table:style-name="ce39" office:value-type="string" calcext:value-type="string">
            <text:p>2020-04</text:p>
          </table:table-cell>
          <table:table-cell table:style-name="ce39" office:value-type="string" calcext:value-type="string">
            <text:p>2020-03</text:p>
          </table:table-cell>
          <table:table-cell table:style-name="ce39" office:value-type="string" calcext:value-type="string">
            <text:p>2020-02</text:p>
          </table:table-cell>
          <table:table-cell table:style-name="ce39" office:value-type="string" calcext:value-type="string">
            <text:p>2020-01</text:p>
          </table:table-cell>
          <table:table-cell table:style-name="ce39" office:value-type="string" calcext:value-type="string">
            <text:p>2019-12</text:p>
          </table:table-cell>
          <table:table-cell table:style-name="ce39" office:value-type="string" calcext:value-type="string">
            <text:p>2019-11</text:p>
          </table:table-cell>
          <table:table-cell table:style-name="ce39" office:value-type="string" calcext:value-type="string">
            <text:p>2019-10</text:p>
          </table:table-cell>
          <table:table-cell table:style-name="ce41" office:value-type="string" calcext:value-type="string">
            <text:p>2019-09</text:p>
          </table:table-cell>
          <table:table-cell table:style-name="ce41" office:value-type="string" calcext:value-type="string">
            <text:p>2019-08</text:p>
          </table:table-cell>
          <table:table-cell table:style-name="ce41" office:value-type="string" calcext:value-type="string">
            <text:p>2019-07</text:p>
          </table:table-cell>
          <table:table-cell table:style-name="ce44" table:number-columns-repeated="2"/>
          <table:table-cell table:style-name="ce4" table:number-columns-repeated="998"/>
        </table:table-row>
        <table:table-row table:style-name="ro4">
          <table:table-cell table:style-name="ce30" table:number-columns-repeated="3"/>
          <table:table-cell table:style-name="ce36" table:number-columns-repeated="2"/>
          <table:table-cell table:style-name="ce39"/>
          <table:table-cell table:style-name="ce39" table:formula="of:=SUM([.G3:.G28])" office:value-type="float" office:value="-3.24416666666667" calcext:value-type="float">
            <text:p>-3</text:p>
          </table:table-cell>
          <table:table-cell table:style-name="ce39" table:formula="of:=SUM([.H3:.H28])" office:value-type="float" office:value="-3.24416666666667" calcext:value-type="float">
            <text:p>-3</text:p>
          </table:table-cell>
          <table:table-cell table:style-name="ce39" table:formula="of:=SUM([.I3:.I28])" office:value-type="float" office:value="-3.04833333333333" calcext:value-type="float">
            <text:p>-3</text:p>
          </table:table-cell>
          <table:table-cell table:style-name="ce39" table:formula="of:=SUM([.J3:.J28])" office:value-type="float" office:value="2.78583333333334" calcext:value-type="float">
            <text:p>3</text:p>
          </table:table-cell>
          <table:table-cell table:style-name="ce39" table:formula="of:=SUM([.K3:.K28])" office:value-type="float" office:value="1.64166666666667" calcext:value-type="float">
            <text:p>2</text:p>
          </table:table-cell>
          <table:table-cell table:style-name="ce39" table:formula="of:=SUM([.L3:.L28])" office:value-type="float" office:value="-3.2925" calcext:value-type="float">
            <text:p>-3</text:p>
          </table:table-cell>
          <table:table-cell table:style-name="ce39" table:formula="of:=SUM([.M3:.M28])" office:value-type="float" office:value="-4.26583333333334" calcext:value-type="float">
            <text:p>-4</text:p>
          </table:table-cell>
          <table:table-cell table:style-name="ce39" table:formula="of:=SUM([.N3:.N28])" office:value-type="float" office:value="-4.26583333333334" calcext:value-type="float">
            <text:p>-4</text:p>
          </table:table-cell>
          <table:table-cell table:style-name="ce39" table:formula="of:=SUM([.O3:.O28])" office:value-type="float" office:value="-4.26583333333334" calcext:value-type="float">
            <text:p>-4</text:p>
          </table:table-cell>
          <table:table-cell table:style-name="ce39" table:formula="of:=SUM([.P3:.P28])" office:value-type="float" office:value="-4.26583333333334" calcext:value-type="float">
            <text:p>-4</text:p>
          </table:table-cell>
          <table:table-cell table:style-name="ce39" table:formula="of:=SUM([.Q3:.Q28])" office:value-type="float" office:value="-4.26583333333334" calcext:value-type="float">
            <text:p>-4</text:p>
          </table:table-cell>
          <table:table-cell table:style-name="ce39" table:formula="of:=SUM([.R3:.R28])" office:value-type="float" office:value="-4.26583333333334" calcext:value-type="float">
            <text:p>-4</text:p>
          </table:table-cell>
          <table:table-cell table:style-name="ce39" table:formula="of:=SUM([.S3:.S28])" office:value-type="float" office:value="-1.02166666666667" calcext:value-type="float">
            <text:p>-1</text:p>
          </table:table-cell>
          <table:table-cell table:style-name="ce39" table:formula="of:=SUM([.T3:.T28])" office:value-type="float" office:value="-1.02166666666667" calcext:value-type="float">
            <text:p>-1</text:p>
          </table:table-cell>
          <table:table-cell table:style-name="ce39" table:formula="of:=SUM([.U3:.U28])" office:value-type="float" office:value="-1.2175" calcext:value-type="float">
            <text:p>-1</text:p>
          </table:table-cell>
          <table:table-cell table:style-name="ce41" table:formula="of:=SUM([.V3:.V28])" office:value-type="float" office:value="-7.05166666666667" calcext:value-type="float">
            <text:p>-7</text:p>
          </table:table-cell>
          <table:table-cell table:style-name="ce41" table:formula="of:=SUM([.W3:.W28])" office:value-type="float" office:value="-5.9075" calcext:value-type="float">
            <text:p>-6</text:p>
          </table:table-cell>
          <table:table-cell table:style-name="ce41" table:formula="of:=SUM([.X3:.X28])" office:value-type="float" office:value="-0.973333333333333" calcext:value-type="float">
            <text:p>-1</text:p>
          </table:table-cell>
          <table:table-cell table:style-name="ce45"/>
          <table:table-cell table:style-name="ce44"/>
          <table:table-cell table:number-columns-repeated="998"/>
        </table:table-row>
        <table:table-row table:style-name="ro4">
          <table:table-cell table:number-columns-repeated="24"/>
          <table:table-cell table:style-name="ce46"/>
          <table:table-cell table:number-columns-repeated="999"/>
        </table:table-row>
        <table:table-row table:style-name="ro4">
          <table:table-cell office:value-type="string" calcext:value-type="string">
            <text:p>2020-01</text:p>
          </table:table-cell>
          <table:table-cell table:formula="of:=SUM([$daily.B84:.B91])" office:value-type="float" office:value="73" calcext:value-type="float">
            <text:p>73</text:p>
          </table:table-cell>
          <table:table-cell table:formula="of:=SUM([$daily.C84:.C91])" office:value-type="float" office:value="325" calcext:value-type="float">
            <text:p>325</text:p>
          </table:table-cell>
          <table:table-cell table:formula="of:=SUM([$daily.F84:.F91])" office:value-type="float" office:value="-38.93" calcext:value-type="float">
            <text:p>-39</text:p>
          </table:table-cell>
          <table:table-cell table:style-name="ce38" table:formula="of:=[.D4]/[.C4]" office:value-type="percentage" office:value="-0.119784615384615" calcext:value-type="percentage">
            <text:p>-12%</text:p>
          </table:table-cell>
          <table:table-cell/>
          <table:table-cell table:formula="of:=[.$D4]/12" office:value-type="float" office:value="-3.24416666666667" calcext:value-type="float">
            <text:p>-3</text:p>
          </table:table-cell>
          <table:table-cell table:formula="of:=[.$D4]/12" office:value-type="float" office:value="-3.24416666666667" calcext:value-type="float">
            <text:p>-3</text:p>
          </table:table-cell>
          <table:table-cell table:formula="of:=[.$D4]/12" office:value-type="float" office:value="-3.24416666666667" calcext:value-type="float">
            <text:p>-3</text:p>
          </table:table-cell>
          <table:table-cell table:formula="of:=[.$D4]/12" office:value-type="float" office:value="-3.24416666666667" calcext:value-type="float">
            <text:p>-3</text:p>
          </table:table-cell>
          <table:table-cell table:formula="of:=[.$D4]/12" office:value-type="float" office:value="-3.24416666666667" calcext:value-type="float">
            <text:p>-3</text:p>
          </table:table-cell>
          <table:table-cell table:formula="of:=[.$D4]/12" office:value-type="float" office:value="-3.24416666666667" calcext:value-type="float">
            <text:p>-3</text:p>
          </table:table-cell>
          <table:table-cell table:formula="of:=[.$D4]/12" office:value-type="float" office:value="-3.24416666666667" calcext:value-type="float">
            <text:p>-3</text:p>
          </table:table-cell>
          <table:table-cell table:formula="of:=[.$D4]/12" office:value-type="float" office:value="-3.24416666666667" calcext:value-type="float">
            <text:p>-3</text:p>
          </table:table-cell>
          <table:table-cell table:formula="of:=[.$D4]/12" office:value-type="float" office:value="-3.24416666666667" calcext:value-type="float">
            <text:p>-3</text:p>
          </table:table-cell>
          <table:table-cell table:formula="of:=[.$D4]/12" office:value-type="float" office:value="-3.24416666666667" calcext:value-type="float">
            <text:p>-3</text:p>
          </table:table-cell>
          <table:table-cell table:formula="of:=[.$D4]/12" office:value-type="float" office:value="-3.24416666666667" calcext:value-type="float">
            <text:p>-3</text:p>
          </table:table-cell>
          <table:table-cell table:formula="of:=[.$D4]/12" office:value-type="float" office:value="-3.24416666666667" calcext:value-type="float">
            <text:p>-3</text:p>
          </table:table-cell>
          <table:table-cell table:number-columns-repeated="6"/>
          <table:table-cell table:style-name="ce46"/>
          <table:table-cell table:number-columns-repeated="999"/>
        </table:table-row>
        <table:table-row table:style-name="ro4">
          <table:table-cell table:style-name="ce35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8" table:formula="of:=[.D5]/[.C5]" office:value-type="string" office:string-value="" calcext:value-type="error">
            <text:p>#DIV/0!</text:p>
          </table:table-cell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6"/>
          <table:table-cell table:number-columns-repeated="999"/>
        </table:table-row>
        <table:table-row table:style-name="ro4">
          <table:table-cell table:style-name="ce35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38" table:formula="of:=[.D6]/[.C6]" office:value-type="percentage" office:value="0.180769230769231" calcext:value-type="percentage">
            <text:p>18%</text:p>
          </table:table-cell>
          <table:table-cell table:number-columns-repeated="3"/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number-columns-repeated="4"/>
          <table:table-cell table:style-name="ce46"/>
          <table:table-cell table:number-columns-repeated="999"/>
        </table:table-row>
        <table:table-row table:style-name="ro4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38" table:formula="of:=[.D7]/[.C7]" office:value-type="percentage" office:value="0.0960356652949245" calcext:value-type="percentage">
            <text:p>10%</text:p>
          </table:table-cell>
          <table:table-cell table:number-columns-repeated="4"/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/>
          <table:table-cell table:style-name="ce43"/>
          <table:table-cell table:number-columns-repeated="1001"/>
        </table:table-row>
        <table:table-row table:style-name="ro4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38" table:formula="of:=[.D8]/[.C8]" office:value-type="percentage" office:value="-0.0718848167539267" calcext:value-type="percentage">
            <text:p>-7%</text:p>
          </table:table-cell>
          <table:table-cell table:number-columns-repeated="5"/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style-name="ce43"/>
          <table:table-cell table:number-columns-repeated="1001"/>
        </table:table-row>
        <table:table-row table:style-name="ro4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38" table:formula="of:=[.D9]/[.C9]" office:value-type="percentage" office:value="-0.073279702970297" calcext:value-type="percentage">
            <text:p>-7%</text:p>
          </table:table-cell>
          <table:table-cell table:number-columns-repeated="6"/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/>
          <table:table-cell table:style-name="ce46"/>
          <table:table-cell table:number-columns-repeated="999"/>
        </table:table-row>
        <table:table-row table:style-name="ro4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38" table:formula="of:=[.D10]/[.C10]" office:value-type="percentage" office:value="-0.0139379474940334" calcext:value-type="percentage">
            <text:p>-1%</text:p>
          </table:table-cell>
          <table:table-cell table:number-columns-repeated="7"/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style-name="ce46"/>
          <table:table-cell table:number-columns-repeated="99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9">00/00/0000</text:date>, <text:time style:data-style-name="N2" text:time-value="06:31:04.4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9T06:35:33.953000000</dc:date>
    <meta:generator>LibreOffice/5.2.6.2$Windows_X86_64 LibreOffice_project/a3100ed2409ebf1c212f5048fbe377c281438fdc</meta:generator>
    <meta:editing-duration>PT24M27S</meta:editing-duration>
    <meta:editing-cycles>7</meta:editing-cycles>
    <meta:document-statistic meta:table-count="3" meta:cell-count="120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37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1cm" svg:height="6.829cm" xlink:href=".." xlink:type="simple" chart:class="chart:line" chart:style-name="ch1">
        <chart:title svg:x="10.201cm" svg:y="0.272cm" chart:style-name="ch2">
          <text:p>closing</text:p>
        </chart:title>
        <chart:plot-area chart:style-name="ch3" table:cell-range-address="daily.A3:daily.A90 daily.L2:daily.L90" chart:data-source-has-labels="both" svg:x="0.442cm" svg:y="1.361cm" svg:width="21.216cm" svg:height="5.332cm">
          <chartooo:coordinate-region svg:x="0.992cm" svg:y="1.548cm" svg:width="20.088cm" svg:height="4.525cm"/>
          <chart:axis chart:dimension="x" chart:name="primary-x" chart:style-name="ch4" chartooo:axis-type="auto">
            <chartooo:date-scale/>
            <chart:categories table:cell-range-address="daily.A3:daily.A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90" chart:label-cell-address="daily.L2:daily.L2" chart:class="chart:line">
            <chart:data-point chart:repeated="8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90</svg:desc>
                </draw:g>
              </table:table-cell>
              <table:table-cell office:value-type="float" office:value="230.3">
                <text:p>230.3</text:p>
                <draw:g>
                  <svg:desc>daily.L3:daily.L90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